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7.407cm"/>
    </style:style>
    <style:style style:name="co5" style:family="table-column">
      <style:table-column-properties fo:break-before="auto" style:column-width="10.5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date-style style:name="N33" number:automatic-order="true">
      <number:day number:style="long"/>
      <number:text>/</number:text>
      <number:month number:textual="true"/>
    </number:date-style>
    <style:style style:name="ce2" style:family="table-cell" style:parent-style-name="Default" style:data-style-name="N33"/>
    <style:style style:name="ce3" style:family="table-cell" style:parent-style-name="Default" style:data-style-name="N1"/>
    <style:style style:name="ce5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emana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val.</text:p>
          </table:table-cell>
          <table:table-cell table:style-name="Default" office:value-type="string" calcext:value-type="string">
            <text:p>Sem.</text:p>
          </table:table-cell>
          <table:table-cell table:style-name="Default" office:value-type="string" calcext:value-type="string">
            <text:p>Ses.</text:p>
          </table:table-cell>
          <table:table-cell table:style-name="Default" office:value-type="string" calcext:value-type="string">
            <text:p>%</text:p>
          </table:table-cell>
          <table:table-cell office:value-type="string" calcext:value-type="string">
            <text:p>UD y situaciones de aprendizaj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9-12" calcext:value-type="date">
            <text:p>12/sep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:.A2];1;[.C$2:.C2])/SUMIF([.A:.A];1;[.C:.C])" office:value-type="percentage" office:value="0.0816326530612245" calcext:value-type="percentage">
            <text:p>8 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19/sep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:.A3];1;[.C$2:.C3])/SUMIF([.A:.A];1;[.C:.C])" office:value-type="percentage" office:value="0.163265306122449" calcext:value-type="percentage">
            <text:p>16 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9-26" calcext:value-type="date">
            <text:p>26/sep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:.A4];1;[.C$2:.C4])/SUMIF([.A:.A];1;[.C:.C])" office:value-type="percentage" office:value="0.244897959183673" calcext:value-type="percentage">
            <text:p>24 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03" calcext:value-type="date">
            <text:p>03/oct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:.A5];1;[.C$2:.C5])/SUMIF([.A:.A];1;[.C:.C])" office:value-type="percentage" office:value="0.326530612244898" calcext:value-type="percentage">
            <text:p>33 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10" calcext:value-type="date">
            <text:p>10/oct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formula="of:=SUMIF([.A$2:.A6];1;[.C$2:.C6])/SUMIF([.A:.A];1;[.C:.C])" office:value-type="percentage" office:value="0.387755102040816" calcext:value-type="percentage">
            <text:p>39 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17" calcext:value-type="date">
            <text:p>17/oct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:.A7];1;[.C$2:.C7])/SUMIF([.A:.A];1;[.C:.C])" office:value-type="percentage" office:value="0.469387755102041" calcext:value-type="percentage">
            <text:p>47 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4" calcext:value-type="date">
            <text:p>24/oct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:.A8];1;[.C$2:.C8])/SUMIF([.A:.A];1;[.C:.C])" office:value-type="percentage" office:value="0.551020408163265" calcext:value-type="percentage">
            <text:p>55 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31" calcext:value-type="date">
            <text:p>31/oct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formula="of:=SUMIF([.A$2:.A9];1;[.C$2:.C9])/SUMIF([.A:.A];1;[.C:.C])" office:value-type="percentage" office:value="0.612244897959184" calcext:value-type="percentage">
            <text:p>61 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07" calcext:value-type="date">
            <text:p>07/nov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:.A10];1;[.C$2:.C10])/SUMIF([.A:.A];1;[.C:.C])" office:value-type="percentage" office:value="0.693877551020408" calcext:value-type="percentage">
            <text:p>69 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14" calcext:value-type="date">
            <text:p>14/nov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:.A11];1;[.C$2:.C11])/SUMIF([.A:.A];1;[.C:.C])" office:value-type="percentage" office:value="0.775510204081633" calcext:value-type="percentage">
            <text:p>78 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21" calcext:value-type="date">
            <text:p>21/nov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:.A12];1;[.C$2:.C12])/SUMIF([.A:.A];1;[.C:.C])" office:value-type="percentage" office:value="0.857142857142857" calcext:value-type="percentage">
            <text:p>86 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28" calcext:value-type="date">
            <text:p>28/nov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:.A13];1;[.C$2:.C13])/SUMIF([.A:.A];1;[.C:.C])" office:value-type="percentage" office:value="0.938775510204082" calcext:value-type="percentage">
            <text:p>94 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2-05" calcext:value-type="date">
            <text:p>05/dic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formula="of:=SUMIF([.A$2:.A14];1;[.C$2:.C14])/SUMIF([.A:.A];1;[.C:.C])" office:value-type="percentage" office:value="1" calcext:value-type="percentage">
            <text:p>100 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12" calcext:value-type="date">
            <text:p>12/dic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SUMIF([.A$15:.A15];2;[.C$15:.C15])/SUMIF([.A:.A];2;[.C:.C])" office:value-type="percentage" office:value="0.0540540540540541" calcext:value-type="percentage">
            <text:p>5 %</text:p>
          </table:table-cell>
          <table:table-cell office:value-type="string" calcext:value-type="string">
            <text:p>Introducción a Wordpres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19" calcext:value-type="date">
            <text:p>19/dic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formula="of:=SUMIF([.A$15:.A16];2;[.C$15:.C16])/SUMIF([.A:.A];2;[.C:.C])" office:value-type="percentage" office:value="0.135135135135135" calcext:value-type="percentage">
            <text:p>14 %</text:p>
          </table:table-cell>
          <table:table-cell office:value-type="string" calcext:value-type="string">
            <text:p>Introducción a Wordpres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26" calcext:value-type="date">
            <text:p>26/dic</text:p>
          </table:table-cell>
          <table:table-cell table:style-name="ce3" office:value-type="float" office:value="0" calcext:value-type="float">
            <text:p>0</text:p>
          </table:table-cell>
          <table:table-cell table:style-name="ce5" table:formula="of:=SUMIF([.A$15:.A17];2;[.C$15:.C17])/SUMIF([.A:.A];2;[.C:.C])" office:value-type="percentage" office:value="0.135135135135135" calcext:value-type="percentage">
            <text:p>14 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02" calcext:value-type="date">
            <text:p>02/ene</text:p>
          </table:table-cell>
          <table:table-cell table:style-name="ce3" office:value-type="float" office:value="0" calcext:value-type="float">
            <text:p>0</text:p>
          </table:table-cell>
          <table:table-cell table:style-name="ce5" table:formula="of:=SUMIF([.A$15:.A18];2;[.C$15:.C18])/SUMIF([.A:.A];2;[.C:.C])" office:value-type="percentage" office:value="0.135135135135135" calcext:value-type="percentage">
            <text:p>14 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09" calcext:value-type="date">
            <text:p>09/ene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15:.A19];2;[.C$15:.C19])/SUMIF([.A:.A];2;[.C:.C])" office:value-type="percentage" office:value="0.243243243243243" calcext:value-type="percentage">
            <text:p>24 %</text:p>
          </table:table-cell>
          <table:table-cell office:value-type="string" calcext:value-type="string">
            <text:p>Creación de una página web para una O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16" calcext:value-type="date">
            <text:p>16/ene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15:.A20];2;[.C$15:.C20])/SUMIF([.A:.A];2;[.C:.C])" office:value-type="percentage" office:value="0.351351351351351" calcext:value-type="percentage">
            <text:p>35 %</text:p>
          </table:table-cell>
          <table:table-cell office:value-type="string" calcext:value-type="string">
            <text:p>Creación de una página web para una O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23" calcext:value-type="date">
            <text:p>23/ene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15:.A21];2;[.C$15:.C21])/SUMIF([.A:.A];2;[.C:.C])" office:value-type="percentage" office:value="0.45945945945946" calcext:value-type="percentage">
            <text:p>46 %</text:p>
          </table:table-cell>
          <table:table-cell office:value-type="string" calcext:value-type="string">
            <text:p>Creación de una página web para una O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30" calcext:value-type="date">
            <text:p>30/ene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15:.A22];2;[.C$15:.C22])/SUMIF([.A:.A];2;[.C:.C])" office:value-type="percentage" office:value="0.567567567567568" calcext:value-type="percentage">
            <text:p>57 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06" calcext:value-type="date">
            <text:p>06/feb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15:.A23];2;[.C$15:.C23])/SUMIF([.A:.A];2;[.C:.C])" office:value-type="percentage" office:value="0.675675675675676" calcext:value-type="percentage">
            <text:p>68 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13" calcext:value-type="date">
            <text:p>13/feb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15:.A24];2;[.C$15:.C24])/SUMIF([.A:.A];2;[.C:.C])" office:value-type="percentage" office:value="0.783783783783784" calcext:value-type="percentage">
            <text:p>78 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20" calcext:value-type="date">
            <text:p>20/feb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15:.A25];2;[.C$15:.C25])/SUMIF([.A:.A];2;[.C:.C])" office:value-type="percentage" office:value="0.891891891891892" calcext:value-type="percentage">
            <text:p>89 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27" calcext:value-type="date">
            <text:p>27/feb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15:.A26];2;[.C$15:.C26])/SUMIF([.A:.A];2;[.C:.C])" office:value-type="percentage" office:value="1" calcext:value-type="percentage">
            <text:p>100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06" calcext:value-type="date">
            <text:p>06/mar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7:.A27];3;[.C$27:.C27])/SUMIF([.A:.A];3;[.C:.C])" office:value-type="percentage" office:value="0.0727272727272727" calcext:value-type="percentage">
            <text:p>7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13" calcext:value-type="date">
            <text:p>13/mar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7:.A28];3;[.C$27:.C28])/SUMIF([.A:.A];3;[.C:.C])" office:value-type="percentage" office:value="0.145454545454545" calcext:value-type="percentage">
            <text:p>15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20" calcext:value-type="date">
            <text:p>20/mar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7:.A29];3;[.C$27:.C29])/SUMIF([.A:.A];3;[.C:.C])" office:value-type="percentage" office:value="0.218181818181818" calcext:value-type="percentage">
            <text:p>22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27" calcext:value-type="date">
            <text:p>27/mar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7:.A30];3;[.C$27:.C30])/SUMIF([.A:.A];3;[.C:.C])" office:value-type="percentage" office:value="0.290909090909091" calcext:value-type="percentage">
            <text:p>29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03" calcext:value-type="date">
            <text:p>03/abr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SUMIF([.A$27:.A31];3;[.C$27:.C31])/SUMIF([.A:.A];3;[.C:.C])" office:value-type="percentage" office:value="0.327272727272727" calcext:value-type="percentage">
            <text:p>33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10" calcext:value-type="date">
            <text:p>10/abr</text:p>
          </table:table-cell>
          <table:table-cell table:style-name="ce3" office:value-type="float" office:value="0" calcext:value-type="float">
            <text:p>0</text:p>
          </table:table-cell>
          <table:table-cell table:style-name="ce5" table:formula="of:=SUMIF([.A$27:.A32];3;[.C$27:.C32])/SUMIF([.A:.A];3;[.C:.C])" office:value-type="percentage" office:value="0.327272727272727" calcext:value-type="percentage">
            <text:p>33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17" calcext:value-type="date">
            <text:p>17/abr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7:.A33];3;[.C$27:.C33])/SUMIF([.A:.A];3;[.C:.C])" office:value-type="percentage" office:value="0.4" calcext:value-type="percentage">
            <text:p>40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24" calcext:value-type="date">
            <text:p>24/abr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7:.A34];3;[.C$27:.C34])/SUMIF([.A:.A];3;[.C:.C])" office:value-type="percentage" office:value="0.472727272727273" calcext:value-type="percentage">
            <text:p>47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01" calcext:value-type="date">
            <text:p>01/may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formula="of:=SUMIF([.A$27:.A35];3;[.C$27:.C35])/SUMIF([.A:.A];3;[.C:.C])" office:value-type="percentage" office:value="0.527272727272727" calcext:value-type="percentage">
            <text:p>53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08" calcext:value-type="date">
            <text:p>08/may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7:.A36];3;[.C$27:.C36])/SUMIF([.A:.A];3;[.C:.C])" office:value-type="percentage" office:value="0.6" calcext:value-type="percentage">
            <text:p>60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15" calcext:value-type="date">
            <text:p>15/may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7:.A37];3;[.C$27:.C37])/SUMIF([.A:.A];3;[.C:.C])" office:value-type="percentage" office:value="0.672727272727273" calcext:value-type="percentage">
            <text:p>67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22" calcext:value-type="date">
            <text:p>22/may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7:.A38];3;[.C$27:.C38])/SUMIF([.A:.A];3;[.C:.C])" office:value-type="percentage" office:value="0.745454545454546" calcext:value-type="percentage">
            <text:p>75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29" calcext:value-type="date">
            <text:p>29/may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7:.A39];3;[.C$27:.C39])/SUMIF([.A:.A];3;[.C:.C])" office:value-type="percentage" office:value="0.818181818181818" calcext:value-type="percentage">
            <text:p>82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6-05" calcext:value-type="date">
            <text:p>05/jun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7:.A40];3;[.C$27:.C40])/SUMIF([.A:.A];3;[.C:.C])" office:value-type="percentage" office:value="0.890909090909091" calcext:value-type="percentage">
            <text:p>89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6-12" calcext:value-type="date">
            <text:p>12/jun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IF([.A$27:.A41];3;[.C$27:.C41])/SUMIF([.A:.A];3;[.C:.C])" office:value-type="percentage" office:value="0.963636363636364" calcext:value-type="percentage">
            <text:p>96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6-19" calcext:value-type="date">
            <text:p>19/jun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SUMIF([.A$27:.A42];3;[.C$27:.C42])/SUMIF([.A:.A];3;[.C:.C])" office:value-type="percentage" office:value="1" calcext:value-type="percentage">
            <text:p>100 %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3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104852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1" number:min-decimal-places="1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8:28:42.568214559</meta:creation-date>
    <dc:date>2022-08-22T16:19:02.262128040</dc:date>
    <meta:editing-duration>PT37M44S</meta:editing-duration>
    <meta:editing-cycles>16</meta:editing-cycles>
    <meta:generator>LibreOffice/7.4.0.3$Linux_X86_64 LibreOffice_project/f85e47c08ddd19c015c0114a68350214f7066f5a</meta:generator>
    <meta:document-statistic meta:table-count="1" meta:cell-count="174" meta:object-count="0"/>
  </office:meta>
</office:document-meta>
</file>